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5093" officeooo:paragraph-rsid="00105093"/>
    </style:style>
    <style:style style:name="P2" style:family="paragraph" style:parent-style-name="Standard">
      <style:text-properties officeooo:rsid="0010ba45" officeooo:paragraph-rsid="0010ba45"/>
    </style:style>
    <style:style style:name="T1" style:family="text">
      <style:text-properties fo:language="en" fo:country="US"/>
    </style:style>
    <style:style style:name="T2" style:family="text">
      <style:text-properties fo:language="en" fo:country="US" officeooo:rsid="0010ba45"/>
    </style:style>
    <style:style style:name="T3" style:family="text">
      <style:text-properties fo:language="el" fo:country="GR"/>
    </style:style>
    <style:style style:name="T4" style:family="text">
      <style:text-properties fo:language="el" fo:country="GR" officeooo:rsid="0010ba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Για να κάνει οποιαδήποτε ενέργεια ο χρηστής που μπαίνει στο <text:span text:style-name="T1">site </text:span><text:span text:style-name="T3">που έχει σχέση με τις ασφάλειες πρέπει πρώτα να κάνει </text:span><text:span text:style-name="T1">login </text:span><text:span text:style-name="T3">στο σύστημα. Αυτή η διαδικασία <text:s/></text:span><text:span text:style-name="T1">authentication </text:span><text:span text:style-name="T3">του χρήστη έχει αρκετά στάδια. </text:span><text:span text:style-name="T4">Το εξωτερικό σύστημα στέλνει το </text:span><text:span text:style-name="T2">request </text:span><text:span text:style-name="T4">στο εσωτερικό και εκεί γίνεται το </text:span><text:span text:style-name="T2">authentication </text:span><text:span text:style-name="T4">με τον </text:span><text:span text:style-name="T2">user </text:span><text:span text:style-name="T4">που έχει ήδη δημιουργηθεί στη βάση, και ξανά ακολουθεί την ιδία διεύθυνση με αντίθετη φορά, προς το εξωτερικό, στον χρήστη.</text:span></text:p>
      <text:p text:style-name="P1"><text:span text:style-name="T4"/></text:p>
      <text:p text:style-name="P2"><text:span text:style-name="T4">Ο </text:span><text:span text:style-name="T3">πελάτης μπορεί να κάνει φιλικό διακανονισμό και αίτηση για αποζημίωση τρίτου σε περίπτωση ατυχήματος. Το αίτημα πηγαίνει στη ασφαλιστική εταιρία και ακολουθεί τη ίδια συγκεκριμένη διαδικασία (ανάλογα με το ποσό της αποζημίωσης στέλνεται στον κατάλληλο αρμόδιο). Είτε σε περίπτωση αποδοχής, είτε σε απόρριψης ο πελάτης ενημερώνεται μέσω του </text:span><text:span text:style-name="T1">site </text:span><text:span text:style-name="T3">εντός 24 ωρών από την στιγμή αποστολής τη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21:00:11.134000000</meta:creation-date>
    <dc:date>2016-12-30T22:33:52.013000000</dc:date>
    <meta:editing-duration>PT8M56S</meta:editing-duration>
    <meta:editing-cycles>1</meta:editing-cycles>
    <meta:document-statistic meta:table-count="0" meta:image-count="0" meta:object-count="0" meta:page-count="1" meta:paragraph-count="2" meta:word-count="127" meta:character-count="817" meta:non-whitespace-character-count="691"/>
    <meta:generator>LibreOffice/5.2.3.3$Windows_X86_64 LibreOffice_project/d54a8868f08a7b39642414cf2c8ef2f228f780cf</meta:generator>
  </office:meta>
</office:document-meta>
</file>